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02cm solid #000000"/>
      <style:text-properties style:font-name="Arial" fo:font-size="14pt" style:font-name-asian="Microsoft YaHei" style:font-size-asian="14pt" style:font-name-complex="Mangal" style:font-size-complex="14pt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4pt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4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3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4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10"/>
          <table:table-cell table:style-name="ce15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11" office:value-type="string">
            <text:p>Arbeitszeit gesamt:</text:p>
          </table:table-cell>
          <table:table-cell table:style-name="ce11" table:formula="of:=SUM([.C9:.C45])" office:value-type="float" office:value="78.85">
            <text:p>78,8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10" table:number-columns-spanned="2" table:number-rows-spanned="2"/>
          <table:covered-table-cell table:style-name="ce15"/>
          <table:table-cell table:number-columns-repeated="1021"/>
        </table:table-row>
        <table:table-row table:style-name="ro1">
          <table:covered-table-cell table:style-name="Default"/>
          <table:covered-table-cell table:style-name="ce10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2" office:value-type="string">
            <text:p>Datum</text:p>
          </table:table-cell>
          <table:table-cell table:style-name="ce16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3" office:value-type="date" office:date-value="2015-03-23">
            <text:p>23.03.15</text:p>
          </table:table-cell>
          <table:table-cell table:style-name="ce17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undgerüst für die Klasse 'Calculator'</text:p>
          </table:table-cell>
          <table:table-cell table:style-name="ce14" office:value-type="date" office:date-value="2015-03-24">
            <text:p>24.03.15</text:p>
          </table:table-cell>
          <table:table-cell table:style-name="ce17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Arbeit an der Klasse 'Calculator'</text:p>
          </table:table-cell>
          <table:table-cell table:style-name="ce14" office:value-type="date" office:date-value="2015-03-26">
            <text:p>26.03.15</text:p>
          </table:table-cell>
          <table:table-cell table:style-name="ce17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rbeit an der Klasse 'Calculator'</text:p>
          </table:table-cell>
          <table:table-cell table:style-name="ce14" office:value-type="date" office:date-value="2015-03-27">
            <text:p>27.03.15</text:p>
          </table:table-cell>
          <table:table-cell table:style-name="ce17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undgerüst für die Klasse 'MotorController'</text:p>
          </table:table-cell>
          <table:table-cell table:style-name="ce14" office:value-type="date" office:date-value="2015-03-27">
            <text:p>27.03.15</text:p>
          </table:table-cell>
          <table:table-cell table:style-name="ce17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4" office:value-type="date" office:date-value="2015-03-30">
            <text:p>30.03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Arbeit an der Klasse 'Calculator'</text:p>
          </table:table-cell>
          <table:table-cell table:style-name="ce14" office:value-type="date" office:date-value="2015-04-03">
            <text:p>03.04.15</text:p>
          </table:table-cell>
          <table:table-cell table:style-name="ce17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4" office:value-type="date" office:date-value="2015-04-13">
            <text:p>13.04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4" office:value-type="date" office:date-value="2015-04-20">
            <text:p>20.04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'Calculator' Kreisberechnung gefixed</text:p>
          </table:table-cell>
          <table:table-cell table:style-name="ce14" office:value-type="date" office:date-value="2015-04-21">
            <text:p>21.04.15</text:p>
          </table:table-cell>
          <table:table-cell table:style-name="ce17" office:value-type="float" office:value="1.75">
            <text:p>1,7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4" office:value-type="date" office:date-value="2015-04-27">
            <text:p>27.04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ardwareschnittstelle Tests und Datenblattrecherche</text:p>
          </table:table-cell>
          <table:table-cell table:style-name="ce14" office:value-type="date" office:date-value="2015-04-28">
            <text:p>28.04.15</text:p>
          </table:table-cell>
          <table:table-cell table:style-name="ce17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est und Implementierung von Threads</text:p>
          </table:table-cell>
          <table:table-cell table:style-name="ce14" office:value-type="date" office:date-value="2015-04-29">
            <text:p>29.04.15</text:p>
          </table:table-cell>
          <table:table-cell table:style-name="ce17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4" office:value-type="date" office:date-value="2015-05-04">
            <text:p>04.05.15</text:p>
          </table:table-cell>
          <table:table-cell table:style-name="ce17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 Schnittstellen des 'MotorController'</text:p>
          </table:table-cell>
          <table:table-cell table:style-name="ce14" office:value-type="date" office:date-value="2015-05-05">
            <text:p>05.05.15</text:p>
          </table:table-cell>
          <table:table-cell table:style-name="ce17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tub für die berechnung der Steps des Motors</text:p>
          </table:table-cell>
          <table:table-cell table:style-name="ce14" office:value-type="date" office:date-value="2015-05-05">
            <text:p>05.05.15</text:p>
          </table:table-cell>
          <table:table-cell table:style-name="ce17" office:value-type="float" office:value="0.75">
            <text:p>0,7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cherche und Tests für die Waiting-Times</text:p>
          </table:table-cell>
          <table:table-cell table:style-name="ce14" office:value-type="date" office:date-value="2015-05-07">
            <text:p>07.05.15</text:p>
          </table:table-cell>
          <table:table-cell table:style-name="ce17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von Phillip Wanniger repariert – neue Dateien hochgeladen</text:p>
          </table:table-cell>
          <table:table-cell table:style-name="ce14" office:value-type="date" office:date-value="2015-05-11">
            <text:p>11.05.15</text:p>
          </table:table-cell>
          <table:table-cell table:style-name="ce17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usbauen der 'MotorController'-Schnittstellen</text:p>
          </table:table-cell>
          <table:table-cell table:style-name="ce14" office:value-type="date" office:date-value="2015-05-13">
            <text:p>13.05.15</text:p>
          </table:table-cell>
          <table:table-cell table:style-name="ce17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infügen von Wait-Stubs im 'MotorController'</text:p>
          </table:table-cell>
          <table:table-cell table:style-name="ce14" office:value-type="date" office:date-value="2015-05-18">
            <text:p>18.05.15</text:p>
          </table:table-cell>
          <table:table-cell table:style-name="ce17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'MotorController' – Thread-Loop angepasst für die Fahrtrichtung</text:p>
          </table:table-cell>
          <table:table-cell table:style-name="ce14" office:value-type="date" office:date-value="2015-05-18">
            <text:p>18.05.15</text:p>
          </table:table-cell>
          <table:table-cell table:style-name="ce17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'MotorController' – Threads angepasst</text:p>
          </table:table-cell>
          <table:table-cell table:style-name="ce14" office:value-type="date" office:date-value="2015-05-27">
            <text:p>27.05.15</text:p>
          </table:table-cell>
          <table:table-cell table:style-name="ce17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'MotorController' – Hardwareschnittstelle eingefügt</text:p>
          </table:table-cell>
          <table:table-cell table:style-name="ce14" office:value-type="date" office:date-value="2015-05-27">
            <text:p>27.05.15</text:p>
          </table:table-cell>
          <table:table-cell table:style-name="ce17" office:value-type="float" office:value="2">
            <text:p>2,00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8" office:value-type="string">
            <text:p>Arbeit im Labor</text:p>
          </table:table-cell>
          <table:table-cell table:style-name="ce14" office:value-type="date" office:date-value="2015-06-24">
            <text:p>24.06.15</text:p>
          </table:table-cell>
          <table:table-cell table:style-name="ce17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Arbeit im Labor</text:p>
          </table:table-cell>
          <table:table-cell table:style-name="ce14" office:value-type="date" office:date-value="2015-06-25">
            <text:p>25.06.15</text:p>
          </table:table-cell>
          <table:table-cell table:style-name="ce17" office:value-type="float" office:value="9">
            <text:p>9,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Arbeit im Labor</text:p>
          </table:table-cell>
          <table:table-cell table:style-name="ce14" office:value-type="date" office:date-value="2015-07-01">
            <text:p>01.07.15</text:p>
          </table:table-cell>
          <table:table-cell table:style-name="ce17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Arbeit im Labor</text:p>
          </table:table-cell>
          <table:table-cell table:style-name="ce14" office:value-type="date" office:date-value="2015-07-02">
            <text:p>02.07.15</text:p>
          </table:table-cell>
          <table:table-cell table:style-name="ce17" office:value-type="float" office:value="8">
            <text:p>8,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Arbeit im Labor</text:p>
          </table:table-cell>
          <table:table-cell table:style-name="ce14" office:value-type="date" office:date-value="2015-07-06">
            <text:p>06.07.15</text:p>
          </table:table-cell>
          <table:table-cell table:style-name="ce17" office:value-type="float" office:value="10">
            <text:p>10,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Arbeit im Labor</text:p>
          </table:table-cell>
          <table:table-cell table:style-name="ce14" office:value-type="date" office:date-value="2015-07-08">
            <text:p>08.07.15</text:p>
          </table:table-cell>
          <table:table-cell table:style-name="ce17" office:value-type="float" office:value="8">
            <text:p>8,00</text:p>
          </table:table-cell>
          <table:table-cell table:number-columns-repeated="102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.07.2015</text:date>, <text:time>14:32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7-08T14:32:16.17</dc:date>
    <meta:editing-duration>PT23M42S</meta:editing-duration>
    <meta:editing-cycles>11</meta:editing-cycles>
    <meta:generator>OpenOffice/4.0.1$Win32 OpenOffice.org_project/401m5$Build-9714</meta:generator>
    <meta:document-statistic meta:table-count="3" meta:cell-count="93" meta:object-count="0"/>
  </office:meta>
</office:document-meta>
</file>